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62bfb" officeooo:paragraph-rsid="00062bfb"/>
    </style:style>
    <style:style style:name="P2" style:family="paragraph" style:parent-style-name="Standard" style:list-style-name="L1">
      <style:text-properties fo:language="en" fo:country="US" officeooo:rsid="00062bfb" officeooo:paragraph-rsid="00062bfb"/>
    </style:style>
    <style:style style:name="P3" style:family="paragraph" style:parent-style-name="Standard">
      <style:text-properties fo:language="en" fo:country="US" officeooo:rsid="00082226" officeooo:paragraph-rsid="00082226"/>
    </style:style>
    <style:style style:name="P4" style:family="paragraph" style:parent-style-name="Standard">
      <style:text-properties fo:language="en" fo:country="US" officeooo:rsid="00082f94" officeooo:paragraph-rsid="00082f94"/>
    </style:style>
    <style:style style:name="P5" style:family="paragraph" style:parent-style-name="Standard">
      <style:text-properties fo:language="en" fo:country="US" officeooo:rsid="0008e70a" officeooo:paragraph-rsid="0008e70a"/>
    </style:style>
    <style:style style:name="P6" style:family="paragraph" style:parent-style-name="Standard">
      <style:text-properties fo:language="en" fo:country="US" officeooo:rsid="000a5167" officeooo:paragraph-rsid="000a5167"/>
    </style:style>
    <style:style style:name="P7" style:family="paragraph" style:parent-style-name="Standard" style:list-style-name="L1">
      <style:text-properties fo:language="en" fo:country="US" officeooo:rsid="000c2eaf" officeooo:paragraph-rsid="000e2168"/>
    </style:style>
    <style:style style:name="P8" style:family="paragraph" style:parent-style-name="Standard">
      <style:text-properties fo:language="en" fo:country="US" officeooo:rsid="000c2eaf" officeooo:paragraph-rsid="000c2eaf"/>
    </style:style>
    <style:style style:name="P9" style:family="paragraph" style:parent-style-name="Standard" style:list-style-name="L1">
      <style:text-properties fo:language="en" fo:country="US" officeooo:rsid="000cbf83" officeooo:paragraph-rsid="000cbf83"/>
    </style:style>
    <style:style style:name="P10" style:family="paragraph" style:parent-style-name="Standard" style:list-style-name="L1">
      <style:text-properties fo:language="en" fo:country="US" officeooo:rsid="000cbf83" officeooo:paragraph-rsid="000dcc74"/>
    </style:style>
    <style:style style:name="P11" style:family="paragraph" style:parent-style-name="Standard" style:list-style-name="L1">
      <style:text-properties fo:language="en" fo:country="US" officeooo:rsid="000dcc74" officeooo:paragraph-rsid="000dcc74"/>
    </style:style>
    <style:style style:name="P12" style:family="paragraph" style:parent-style-name="Standard">
      <style:text-properties fo:language="en" fo:country="US" officeooo:rsid="000e84e8" officeooo:paragraph-rsid="000e84e8"/>
    </style:style>
    <style:style style:name="T1" style:family="text">
      <style:text-properties officeooo:rsid="00062bf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a5167" style:font-style-asian="normal" style:font-style-complex="normal"/>
    </style:style>
    <style:style style:name="T5" style:family="text">
      <style:text-properties fo:font-style="normal" officeooo:rsid="000a60fe" style:font-style-asian="normal" style:font-style-complex="normal"/>
    </style:style>
    <style:style style:name="T6" style:family="text">
      <style:text-properties fo:font-style="normal" officeooo:rsid="000e84e8" style:font-style-asian="normal" style:font-style-complex="normal"/>
    </style:style>
    <style:style style:name="T7" style:family="text">
      <style:text-properties fo:font-style="normal" officeooo:rsid="001069a2" style:font-style-asian="normal" style:font-style-complex="normal"/>
    </style:style>
    <style:style style:name="T8" style:family="text">
      <style:text-properties fo:font-style="normal" officeooo:rsid="0011cffd" style:font-style-asian="normal" style:font-style-complex="normal"/>
    </style:style>
    <style:style style:name="T9" style:family="text">
      <style:text-properties fo:font-style="normal" officeooo:rsid="0012c26f" style:font-style-asian="normal" style:font-style-complex="normal"/>
    </style:style>
    <style:style style:name="T10" style:family="text">
      <style:text-properties officeooo:rsid="000cbf83"/>
    </style:style>
    <style:style style:name="T11" style:family="text">
      <style:text-properties officeooo:rsid="000dcc74"/>
    </style:style>
    <style:style style:name="T12" style:family="text">
      <style:text-properties officeooo:rsid="000e2168"/>
    </style:style>
    <style:style style:name="T13" style:family="text">
      <style:text-properties officeooo:rsid="000e84e8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N (k Nearest neighbor)</text:p>
      <text:p text:style-name="P1"><text:tab/>god algorithm to find distance</text:p>
      <text:p text:style-name="P1"/>
      <text:p text:style-name="P1"><text:tab/>types of distance</text:p>
      <text:list xml:id="list2382640231" text:style-name="L1">
        <text:list-item>
          <text:p text:style-name="P2">Euclidean</text:p>
          <text:list>
            <text:list-item>
              <text:p text:style-name="P7">The length of a line that connects the two points, uses the principles of Pythagoras, </text:p>
              <text:p text:style-name="P7"><draw:frame draw:style-name="fr1" draw:name="Object1" text:anchor-type="as-char" svg:y="-0.413cm" svg:width="4.039cm" svg:height="0.504cm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</text:list-item>
      </text:list>
      <text:p text:style-name="P8"/>
      <text:list xml:id="list140407738573369" text:continue-numbering="true" text:style-name="L1">
        <text:list-item>
          <text:p text:style-name="P2">Manhattan</text:p>
          <text:list>
            <text:list-item>
              <text:p text:style-name="P7">The combined <text:span text:style-name="T12">difference between every element between two sets</text:span>, </text:p>
              <text:p text:style-name="P7"><text:span text:style-name="T10">|</text:span>x1 - x2<text:span text:style-name="T10">|</text:span> + <text:span text:style-name="T10">|</text:span>y1 – y2<text:span text:style-name="T10">|+...</text:span></text:p>
            </text:list-item>
          </text:list>
        </text:list-item>
      </text:list>
      <text:p text:style-name="P8"/>
      <text:list xml:id="list140407827376006" text:continue-numbering="true" text:style-name="L1">
        <text:list-item>
          <text:p text:style-name="P2">Chebyshev</text:p>
          <text:list>
            <text:list-item>
              <text:p text:style-name="P10">The Chebyshev/Tchebyshev/Chessboard-distance between two <text:span text:style-name="T12">sets, is the distance between two sets</text:span> <text:span text:style-name="T12">based on the element with the largest difference,</text:span></text:p>
              <text:p text:style-name="P10">max(|x1-x2|, |y1-y2|,…<text:span text:style-name="T11">)</text:span></text:p>
              <text:p text:style-name="P10"/>
            </text:list-item>
          </text:list>
        </text:list-item>
        <text:list-item>
          <text:p text:style-name="P9"><text:span text:style-name="T1">Jaccard</text:span></text:p>
          <text:list>
            <text:list-item>
              <text:p text:style-name="P11">Jaccardian distance is the number of differing elements between two <text:span text:style-name="T12">sets of elements.</text:span></text:p>
              <text:p text:style-name="P11"/>
            </text:list-item>
          </text:list>
        </text:list-item>
      </text:list>
      <text:p text:style-name="P1"/>
      <text:p text:style-name="P3">Supervised learning</text:p>
      <text:p text:style-name="P3"><text:tab/><text:span text:style-name="T13">learning where the input and output values are labeled, the algorithm tries to find the best <text:tab/>function that transforms the input to the output.</text:span></text:p>
      <text:p text:style-name="P3"><text:tab/></text:p>
      <text:p text:style-name="P3">Hypothesis space</text:p>
      <text:p text:style-name="P3"><text:tab/>all the functions <text:span text:style-name="T2">h</text:span><text:span text:style-name="T3"> that approximate the true function </text:span><text:span text:style-name="T2">f</text:span><text:span text:style-name="T3">.</text:span></text:p>
      <text:p text:style-name="P3"><text:span text:style-name="T3"/></text:p>
      <text:p text:style-name="P4"><text:span text:style-name="T3">Finding a good hypothesis</text:span></text:p>
      <text:p text:style-name="P4"><text:span text:style-name="T3"><text:tab/>need a measure to judge the hypothetical functions </text:span><text:span text:style-name="T2">h</text:span><text:span text:style-name="T3">, can use Performance or Accuracy. </text:span><text:span text:style-name="T6">And <text:tab/>with the hypothetical space measured the best function can be chosen.</text:span></text:p>
      <text:p text:style-name="P4"><text:span text:style-name="T3"/></text:p>
      <text:p text:style-name="P4"><text:span text:style-name="T3">Scalar</text:span></text:p>
      <text:p text:style-name="P4"><text:span text:style-name="T3"><text:tab/>single number or value</text:span></text:p>
      <text:p text:style-name="P4"><text:span text:style-name="T3"/></text:p>
      <text:p text:style-name="P4"><text:span text:style-name="T3">Vector</text:span></text:p>
      <text:p text:style-name="P4"><text:span text:style-name="T3"><text:tab/>a collection of number arranged in a specific order.</text:span></text:p>
      <text:p text:style-name="P4"><text:span text:style-name="T3"><text:tab/></text:span></text:p>
      <text:p text:style-name="P5"><text:span text:style-name="T3">a Matrix</text:span></text:p>
      <text:p text:style-name="P5"><text:span text:style-name="T3"><text:tab/>a two dimensional array of numbers</text:span></text:p>
      <text:p text:style-name="P5"><text:span text:style-name="T3"/></text:p>
      <text:p text:style-name="P5"><text:span text:style-name="T3">Tensor</text:span></text:p>
      <text:p text:style-name="P5"><text:span text:style-name="T3"><text:tab/></text:span><text:span text:style-name="T4">a multidimensional array of number or values.</text:span></text:p>
      <text:p text:style-name="P5"><text:span text:style-name="T4"/></text:p>
      <text:p text:style-name="P6"><text:span text:style-name="T3">Linear algebra</text:span></text:p>
      <text:p text:style-name="P6"><text:span text:style-name="T3"><text:tab/></text:span><text:span text:style-name="T5">the study of linear equations and their transformation</text:span></text:p>
      <text:p text:style-name="P5"><text:span text:style-name="T3"/></text:p>
      <text:p text:style-name="P12"><text:span text:style-name="T3">Curse of dimensionality</text:span></text:p>
      <text:p text:style-name="P12"><text:span text:style-name="T3"><text:tab/>for high-dimensjonal data the traditional way of </text:span><text:span text:style-name="T7">analyzing data becomes harder, and what <text:tab/>was a large amount of data when dealing with low-dimensjonal data now becomes a small </text:span><text:soft-page-break/><text:span text:style-name="T7"><text:tab/>amount of data as it is spread out on a larger amount of dimensions, this is known as high <text:tab/>volume data, and increases the likelihood of over fitting</text:span></text:p>
      <text:p text:style-name="P12"><text:span text:style-name="T7"><text:tab/></text:span></text:p>
      <text:p text:style-name="P12"><text:span text:style-name="T7"><text:tab/>The volume of data</text:span></text:p>
      <text:p text:style-name="P12"><text:span text:style-name="T7"><text:tab/><text:tab/>we say that data has a lot of volume when it has a larger amount of </text:span><text:span text:style-name="T8">dimensions <text:tab/><text:tab/><text:tab/>compared to the amount of values in the data sett</text:span></text:p>
      <text:p text:style-name="P12"><text:span text:style-name="T8"/></text:p>
      <text:p text:style-name="P12"><text:span text:style-name="T8"><text:tab/>Overfitting</text:span></text:p>
      <text:p text:style-name="P12"><text:span text:style-name="T8"><text:tab/><text:tab/>overfitting is what we get when we try estimate preceeding values in a datasett based <text:tab/><text:tab/>on to few values. In data science this happens when you train an algorithm on a small <text:tab/><text:tab/>amount of data so that your </text:span><text:span text:style-name="T9">get in-accurate predictions in your test set</text:span></text:p>
      <text:p text:style-name="P12"><text:span text:style-name="T9"/></text:p>
      <text:p text:style-name="P12"><text:span text:style-name="T9"><text:tab/><text:tab/>in other disciplines like economics or physics, this refers to having a mathematical <text:tab/><text:tab/>model that very accurately predicts prior information but fails to predict future <text:tab/><text:tab/><text:tab/>information. An example can be the fact that physicist are not able to accurately <text:tab/><text:tab/><text:tab/>predicting how airplanes will fly. Or that economist are known to badly predict the <text:tab/><text:tab/>future of an econom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4:16:23.824221522</meta:creation-date>
    <meta:generator>LibreOffice/7.3.7.2$Linux_X86_64 LibreOffice_project/30$Build-2</meta:generator>
    <dc:date>2023-01-24T14:04:06.157239348</dc:date>
    <meta:editing-duration>PT59M54S</meta:editing-duration>
    <meta:editing-cycles>1</meta:editing-cycles>
    <meta:document-statistic meta:table-count="0" meta:image-count="0" meta:object-count="1" meta:page-count="2" meta:paragraph-count="42" meta:word-count="395" meta:character-count="2357" meta:non-whitespace-character-count="1964"/>
  </office:meta>
</office:document-meta>
</file>

<file path=Object 1/content.xml><?xml version="1.0" encoding="utf-8"?>
<math xmlns="http://www.w3.org/1998/Math/MathML" display="block">
  <semantics>
    <msqrt>
      <mrow>
        <mtext>|x1-x2|</mtext>
        <mrow>
          <mn>²</mn>
          <mo stretchy="false">+</mo>
          <mtext>|y1-y2|</mtext>
        </mrow>
        <mrow>
          <mn>²</mn>
          <mo stretchy="false">+</mo>
          <mn>...</mn>
        </mrow>
      </mrow>
    </msqrt>
    <annotation encoding="StarMath 5.0">sqrt{"|x1-x2|"²+"|y1-y2|"²+...}</annotation>
  </semantics>
</math>
</file>